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6bfa41"/>
    </style:style>
    <style:style style:name="P2" style:family="paragraph" style:parent-style-name="Standard">
      <style:paragraph-properties fo:text-align="justify" style:justify-single-word="false"/>
      <style:text-properties officeooo:paragraph-rsid="0033ee90"/>
    </style:style>
    <style:style style:name="P3" style:family="paragraph" style:parent-style-name="Standard">
      <style:paragraph-properties fo:text-align="justify" style:justify-single-word="false"/>
      <style:text-properties officeooo:paragraph-rsid="006feba4"/>
    </style:style>
    <style:style style:name="P4" style:family="paragraph" style:parent-style-name="Standard">
      <style:paragraph-properties fo:text-align="justify" style:justify-single-word="false"/>
      <style:text-properties officeooo:paragraph-rsid="007552e1"/>
    </style:style>
    <style:style style:name="P5" style:family="paragraph" style:parent-style-name="Standard">
      <style:paragraph-properties fo:text-align="justify" style:justify-single-word="false"/>
      <style:text-properties officeooo:paragraph-rsid="007e209c"/>
    </style:style>
    <style:style style:name="P6" style:family="paragraph" style:parent-style-name="Standard">
      <style:paragraph-properties fo:text-align="justify" style:justify-single-word="false"/>
      <style:text-properties officeooo:paragraph-rsid="007f3aa6"/>
    </style:style>
    <style:style style:name="P7" style:family="paragraph" style:parent-style-name="Standard">
      <style:paragraph-properties fo:text-align="justify" style:justify-single-word="false"/>
      <style:text-properties officeooo:paragraph-rsid="0085a54f"/>
    </style:style>
    <style:style style:name="P8" style:family="paragraph" style:parent-style-name="Standard">
      <style:paragraph-properties fo:text-align="justify" style:justify-single-word="false"/>
      <style:text-properties officeooo:paragraph-rsid="00687119"/>
    </style:style>
    <style:style style:name="P9" style:family="paragraph" style:parent-style-name="Standard">
      <style:paragraph-properties fo:text-align="justify" style:justify-single-word="false"/>
      <style:text-properties officeooo:paragraph-rsid="00910c0e"/>
    </style:style>
    <style:style style:name="P10" style:family="paragraph" style:parent-style-name="Standard">
      <style:paragraph-properties fo:text-align="justify" style:justify-single-word="false"/>
      <style:text-properties officeooo:paragraph-rsid="00948704"/>
    </style:style>
    <style:style style:name="P11" style:family="paragraph" style:parent-style-name="Standard">
      <style:paragraph-properties fo:text-align="justify" style:justify-single-word="false"/>
      <style:text-properties officeooo:paragraph-rsid="0097f129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" fo:font-size="12pt" officeooo:paragraph-rsid="000ea3a0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color="#000000" style:font-name="arial" fo:font-size="12pt" officeooo:paragraph-rsid="0063b9dd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color="#000000" style:font-name="arial" fo:font-size="12pt" officeooo:paragraph-rsid="0013405f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color="#000000" style:font-name="arial" fo:font-size="12pt" officeooo:paragraph-rsid="001828e3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color="#000000" style:font-name="arial" fo:font-size="12pt" officeooo:paragraph-rsid="003adbfd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color="#000000" style:font-name="arial" fo:font-size="12pt" officeooo:paragraph-rsid="001530fc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color="#000000" style:font-name="arial" fo:font-size="12pt" officeooo:paragraph-rsid="002803c2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color="#000000" style:font-name="arial" fo:font-size="12pt" officeooo:paragraph-rsid="0019be87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fo:color="#000000" style:font-name="arial" fo:font-size="12pt" officeooo:paragraph-rsid="0030ced4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fo:color="#000000" style:font-name="arial" fo:font-size="12pt" style:font-name-asian="Arial1" style:font-size-asian="12pt" style:font-name-complex="Arial1" style:font-size-complex="12pt" style:language-complex="pt" style:country-complex="PT"/>
    </style:style>
    <style:style style:name="P23" style:family="paragraph" style:parent-style-name="Standard">
      <style:paragraph-properties fo:text-align="justify" style:justify-single-word="false"/>
      <style:text-properties fo:color="#000000" style:font-name="arial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P24" style:family="paragraph" style:parent-style-name="Standard">
      <style:paragraph-properties fo:text-align="justify" style:justify-single-word="false"/>
      <style:text-properties fo:color="#000000" style:font-name="arial" fo:font-size="18pt" officeooo:paragraph-rsid="00607129" style:font-size-asian="18pt" style:font-size-complex="18pt"/>
    </style:style>
    <style:style style:name="P25" style:family="paragraph" style:parent-style-name="Standard">
      <style:paragraph-properties fo:text-align="justify" style:justify-single-word="false"/>
      <style:text-properties fo:color="#000000" style:font-name="arial" fo:font-size="18pt" officeooo:paragraph-rsid="0064a0a0" style:font-size-asian="18pt" style:font-size-complex="18pt"/>
    </style:style>
    <style:style style:name="P26" style:family="paragraph" style:parent-style-name="Standard">
      <style:paragraph-properties fo:text-align="justify" style:justify-single-word="false"/>
      <style:text-properties fo:color="#000000" style:font-name="arial" fo:font-size="18pt" officeooo:paragraph-rsid="00923315" style:font-size-asian="18pt" style:font-size-complex="18pt"/>
    </style:style>
    <style:style style:name="P27" style:family="paragraph" style:parent-style-name="Standard">
      <style:paragraph-properties fo:text-align="justify" style:justify-single-word="false"/>
      <style:text-properties fo:color="#000000" style:font-name="arial" fo:font-size="18pt" fo:font-weight="bold" officeooo:paragraph-rsid="004b2349" style:font-size-asian="18pt" style:font-weight-asian="bold" style:font-name-complex="Arial1" style:font-size-complex="18pt" style:language-complex="pt" style:country-complex="PT"/>
    </style:style>
    <style:style style:name="P28" style:family="paragraph" style:parent-style-name="Standard">
      <style:paragraph-properties fo:text-align="justify" style:justify-single-word="false"/>
      <style:text-properties style:font-name="arial"/>
    </style:style>
    <style:style style:name="P29" style:family="paragraph" style:parent-style-name="Standard">
      <style:paragraph-properties fo:text-align="justify" style:justify-single-word="false"/>
      <style:text-properties style:font-name="arial" officeooo:paragraph-rsid="00622c0c"/>
    </style:style>
    <style:style style:name="P30" style:family="paragraph" style:parent-style-name="Standard">
      <style:paragraph-properties fo:text-align="justify" style:justify-single-word="false"/>
      <style:text-properties style:font-name="arial" officeooo:paragraph-rsid="0064a0a0"/>
    </style:style>
    <style:style style:name="P31" style:family="paragraph" style:parent-style-name="Standard">
      <style:paragraph-properties fo:text-align="justify" style:justify-single-word="false"/>
      <style:text-properties style:font-name="arial" officeooo:paragraph-rsid="0063b9dd"/>
    </style:style>
    <style:style style:name="P32" style:family="paragraph" style:parent-style-name="Standard">
      <style:paragraph-properties fo:text-align="justify" style:justify-single-word="false"/>
      <style:text-properties style:font-name="arial" officeooo:paragraph-rsid="004b2349"/>
    </style:style>
    <style:style style:name="P33" style:family="paragraph" style:parent-style-name="Standard">
      <style:paragraph-properties fo:text-align="justify" style:justify-single-word="false"/>
      <style:text-properties style:font-name="arial" officeooo:paragraph-rsid="00617058"/>
    </style:style>
    <style:style style:name="P34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6d1691" officeooo:paragraph-rsid="00210946" style:font-size-asian="12pt" style:font-size-complex="12pt"/>
    </style:style>
    <style:style style:name="P35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3d34e2" style:font-size-asian="18pt" style:font-size-complex="18pt"/>
    </style:style>
    <style:style style:name="P36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0ea3a0" style:font-size-asian="18pt" style:font-size-complex="18pt"/>
    </style:style>
    <style:style style:name="P37" style:family="paragraph" style:parent-style-name="Heading_20_1">
      <style:paragraph-properties fo:text-align="justify" style:justify-single-word="false"/>
      <style:text-properties fo:color="#000000" style:font-name="arial" fo:font-size="12pt" style:font-size-asian="12pt" style:font-name-complex="Arial1" style:font-size-complex="12pt" style:language-complex="pt" style:country-complex="PT"/>
    </style:style>
    <style:style style:name="P38" style:family="paragraph" style:parent-style-name="Heading_20_1">
      <style:paragraph-properties fo:text-align="justify" style:justify-single-word="false"/>
      <style:text-properties officeooo:paragraph-rsid="00500d21"/>
    </style:style>
    <style:style style:name="P39" style:family="paragraph" style:parent-style-name="Heading_20_2">
      <style:paragraph-properties fo:text-align="justify" style:justify-single-word="false"/>
      <style:text-properties officeooo:paragraph-rsid="000ea3a0"/>
    </style:style>
    <style:style style:name="P40" style:family="paragraph" style:parent-style-name="Title" style:master-page-name="First_20_Page">
      <style:paragraph-properties fo:text-align="justify" style:justify-single-word="false" style:page-number="auto"/>
      <style:text-properties fo:color="#000000" style:font-name="arial" fo:font-size="24pt" officeooo:paragraph-rsid="000ea3a0" style:font-name-asian="Arial1" style:font-size-asian="24pt" style:font-name-complex="Arial1" style:font-size-complex="24pt" style:language-complex="pt" style:country-complex="PT"/>
    </style:style>
    <style:style style:name="P41" style:family="paragraph" style:parent-style-name="Standard">
      <style:paragraph-properties fo:text-align="justify" style:justify-single-word="false"/>
      <style:text-properties fo:color="#000000" style:font-name="arial" fo:font-size="12pt" officeooo:paragraph-rsid="001530fc" style:font-size-asian="12pt" style:font-size-complex="12pt"/>
    </style:style>
    <style:style style:name="P42" style:family="paragraph" style:parent-style-name="Standard">
      <style:paragraph-properties fo:text-align="justify" style:justify-single-word="false"/>
      <style:text-properties officeooo:paragraph-rsid="009cfd29"/>
    </style:style>
    <style:style style:name="T1" style:family="text">
      <style:text-properties fo:color="#000000" style:font-name="arial" fo:font-size="12pt" style:text-underline-style="none" style:font-name-asian="Arial1" style:font-size-asian="12pt" style:font-name-complex="Arial1" style:font-size-complex="12pt" style:language-complex="pt" style:country-complex="PT"/>
    </style:style>
    <style:style style:name="T2" style:family="text">
      <style:text-properties fo:color="#000000" style:font-name="arial" fo:font-size="12pt" style:text-underline-style="none" officeooo:rsid="00047fbc" style:font-name-asian="Arial1" style:font-size-asian="12pt" style:font-name-complex="Arial1" style:font-size-complex="12pt" style:language-complex="pt" style:country-complex="PT"/>
    </style:style>
    <style:style style:name="T3" style:family="text">
      <style:text-properties fo:color="#000000" style:font-name="arial" fo:font-size="12pt" style:text-underline-style="none" officeooo:rsid="002b5927" style:font-name-asian="Arial1" style:font-size-asian="12pt" style:font-name-complex="Arial1" style:font-size-complex="12pt" style:language-complex="pt" style:country-complex="PT"/>
    </style:style>
    <style:style style:name="T4" style:family="text">
      <style:text-properties fo:color="#000000" style:font-name="arial" fo:font-size="12pt" style:text-underline-style="none" officeooo:rsid="002cdfe1" style:font-name-asian="Arial1" style:font-size-asian="12pt" style:font-name-complex="Arial1" style:font-size-complex="12pt" style:language-complex="pt" style:country-complex="PT"/>
    </style:style>
    <style:style style:name="T5" style:family="text">
      <style:text-properties fo:color="#000000" style:font-name="arial" fo:font-size="12pt" style:text-underline-style="none" officeooo:rsid="00495cb2" style:font-name-asian="Arial1" style:font-size-asian="12pt" style:font-name-complex="Arial1" style:font-size-complex="12pt" style:language-complex="pt" style:country-complex="PT"/>
    </style:style>
    <style:style style:name="T6" style:family="text">
      <style:text-properties fo:color="#000000" style:font-name="arial" fo:font-size="12pt" style:text-underline-style="none" officeooo:rsid="00617058" style:font-name-asian="Arial1" style:font-size-asian="12pt" style:font-name-complex="Arial1" style:font-size-complex="12pt" style:language-complex="pt" style:country-complex="PT"/>
    </style:style>
    <style:style style:name="T7" style:family="text">
      <style:text-properties fo:color="#000000" style:font-name="arial" fo:font-size="12pt" style:text-underline-style="none" style:font-size-asian="12pt" style:font-size-complex="12pt"/>
    </style:style>
    <style:style style:name="T8" style:family="text">
      <style:text-properties fo:color="#000000" style:font-name="arial" fo:font-size="12pt" style:text-underline-style="none" officeooo:rsid="002cdfe1" style:font-size-asian="12pt" style:font-size-complex="12pt"/>
    </style:style>
    <style:style style:name="T9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color="#000000" style:font-name="arial" fo:font-size="12pt" fo:font-weight="normal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1" style:family="text">
      <style:text-properties fo:color="#000000" style:font-name="arial" fo:font-size="12pt" fo:font-weight="normal" officeooo:rsid="0030ced4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2" style:family="text">
      <style:text-properties fo:color="#000000" style:font-name="arial" fo:font-size="12pt" fo:font-weight="normal" officeooo:rsid="006bfa41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3" style:family="text">
      <style:text-properties fo:color="#000000" style:font-name="arial" fo:font-size="12pt" fo:font-weight="normal" officeooo:rsid="0033ee90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4" style:family="text">
      <style:text-properties fo:color="#000000" style:font-name="arial" fo:font-size="12pt" fo:font-weight="normal" officeooo:rsid="007552e1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5" style:family="text">
      <style:text-properties fo:color="#000000" style:font-name="arial" fo:font-size="12pt" fo:font-weight="normal" officeooo:rsid="007cfc2f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6" style:family="text">
      <style:text-properties fo:color="#000000" style:font-name="arial" fo:font-size="12pt" fo:font-weight="normal" officeooo:rsid="007e209c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7" style:family="text">
      <style:text-properties fo:color="#000000" style:font-name="arial" fo:font-size="12pt" fo:font-weight="normal" officeooo:rsid="007f3aa6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8" style:family="text">
      <style:text-properties fo:color="#000000" style:font-name="arial" fo:font-size="12pt" fo:font-weight="normal" officeooo:rsid="00877b89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9" style:family="text">
      <style:text-properties fo:color="#000000" style:font-name="arial" fo:font-size="12pt" fo:font-weight="normal" officeooo:rsid="001b739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0" style:family="text">
      <style:text-properties fo:color="#000000" style:font-name="arial" fo:font-size="12pt" fo:font-weight="normal" officeooo:rsid="008c291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1" style:family="text">
      <style:text-properties fo:color="#000000" style:font-name="arial" fo:font-size="12pt" fo:font-weight="normal" officeooo:rsid="008d4e0a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2" style:family="text">
      <style:text-properties fo:color="#000000" style:font-name="arial" fo:font-size="12pt" fo:font-weight="normal" officeooo:rsid="008ffe10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3" style:family="text">
      <style:text-properties fo:color="#000000" style:font-name="arial" fo:font-size="12pt" fo:font-weight="normal" officeooo:rsid="0085a54f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4" style:family="text">
      <style:text-properties fo:color="#000000" style:font-name="arial" fo:font-size="12pt" fo:font-weight="normal" officeooo:rsid="00910c0e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5" style:family="text">
      <style:text-properties fo:color="#000000" style:font-name="arial" fo:font-size="12pt" fo:font-weight="normal" officeooo:rsid="0097f129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6" style:family="text">
      <style:text-properties fo:color="#000000" style:font-name="arial" fo:font-size="12pt" fo:font-weight="normal" officeooo:rsid="009cfd29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7" style:family="text">
      <style:text-properties fo:color="#000000" style:font-name="arial" fo:font-size="12pt" style:text-underline-style="solid" style:text-underline-width="auto" style:text-underline-color="font-color" style:font-name-asian="Arial1" style:font-size-asian="12pt" style:font-name-complex="Arial1" style:font-size-complex="12pt" style:language-complex="pt" style:country-complex="PT"/>
    </style:style>
    <style:style style:name="T28" style:family="text">
      <style:text-properties fo:color="#000000" style:font-name="arial" fo:font-size="12pt" style:text-underline-style="solid" style:text-underline-width="auto" style:text-underline-color="font-color" officeooo:rsid="002cdfe1" style:font-name-asian="Arial1" style:font-size-asian="12pt" style:font-name-complex="Arial1" style:font-size-complex="12pt" style:language-complex="pt" style:country-complex="PT"/>
    </style:style>
    <style:style style:name="T29" style:family="text">
      <style:text-properties fo:color="#000000" style:font-name="arial" fo:font-size="12pt" style:text-underline-style="solid" style:text-underline-width="auto" style:text-underline-color="font-color" officeooo:rsid="00047fbc" style:font-name-asian="Arial1" style:font-size-asian="12pt" style:font-name-complex="Arial1" style:font-size-complex="12pt" style:language-complex="pt" style:country-complex="PT"/>
    </style:style>
    <style:style style:name="T30" style:family="text">
      <style:text-properties fo:color="#000000" style:font-name="arial" fo:font-size="12pt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T31" style:family="text">
      <style:text-properties fo:color="#000000" style:font-name="arial"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2" style:family="text">
      <style:text-properties fo:color="#000000" style:font-name="arial" fo:font-size="12pt" fo:font-weight="bold" officeooo:rsid="006bfa41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3" style:family="text">
      <style:text-properties fo:color="#000000" style:font-name="arial" fo:font-size="12pt" fo:font-weight="bold" officeooo:rsid="002d9598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4" style:family="text">
      <style:text-properties fo:color="#000000" style:font-name="arial" fo:font-size="12pt" fo:font-weight="bold" officeooo:rsid="00622c0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5" style:family="text">
      <style:text-properties fo:color="#000000" style:font-name="arial" fo:font-size="12pt" fo:font-weight="bold" officeooo:rsid="0030ced4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6" style:family="text">
      <style:text-properties fo:color="#000000" style:font-name="arial" fo:font-size="12pt" fo:font-weight="bold" officeooo:rsid="0013405f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7" style:family="text">
      <style:text-properties fo:color="#000000" style:font-name="arial" fo:font-size="12pt" fo:font-weight="bold" officeooo:rsid="00659201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8" style:family="text">
      <style:text-properties fo:color="#000000" style:font-name="arial" fo:font-size="12pt" fo:font-weight="bold" officeooo:rsid="0033ee90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9" style:family="text">
      <style:text-properties fo:color="#000000" style:font-name="arial" fo:font-size="12pt" fo:font-weight="bold" officeooo:rsid="006feba4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0" style:family="text">
      <style:text-properties fo:color="#000000" style:font-name="arial" fo:font-size="12pt" fo:font-weight="bold" officeooo:rsid="007552e1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1" style:family="text">
      <style:text-properties fo:color="#000000" style:font-name="arial" fo:font-size="12pt" fo:font-weight="bold" officeooo:rsid="007e209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2" style:family="text">
      <style:text-properties fo:color="#000000" style:font-name="arial" fo:font-size="12pt" fo:font-weight="bold" officeooo:rsid="007f3aa6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3" style:family="text">
      <style:text-properties fo:color="#000000" style:font-name="arial" fo:font-size="12pt" fo:font-weight="bold" officeooo:rsid="003adbf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4" style:family="text">
      <style:text-properties fo:color="#000000" style:font-name="arial" fo:font-size="12pt" fo:font-weight="bold" officeooo:rsid="0080fd3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5" style:family="text">
      <style:text-properties fo:color="#000000" style:font-name="arial" fo:font-size="12pt" fo:font-weight="bold" officeooo:rsid="001530f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6" style:family="text">
      <style:text-properties fo:color="#000000" style:font-name="arial" fo:font-size="12pt" fo:font-weight="bold" officeooo:rsid="00910c0e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7" style:family="text">
      <style:text-properties fo:color="#000000" style:font-name="arial" fo:font-size="12pt" fo:font-weight="bold" officeooo:rsid="00948704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8" style:family="text">
      <style:text-properties fo:color="#000000" style:font-name="arial" fo:font-size="12pt" fo:font-weight="bold" officeooo:rsid="0097f129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9" style:family="text">
      <style:text-properties fo:color="#000000" style:font-name="arial" fo:font-size="12pt" fo:font-weight="bold" officeooo:rsid="00988c81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50" style:family="text">
      <style:text-properties fo:color="#000000" style:font-name="arial" fo:font-size="12pt" fo:font-weight="bold" officeooo:rsid="009cfd29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51" style:family="text">
      <style:text-properties fo:color="#000000" style:font-name="arial" fo:font-size="12pt" fo:font-weight="bold" officeooo:rsid="004b2349" style:font-name-asian="Arial1" style:font-size-asian="12pt" style:font-weight-asian="bold" style:font-name-complex="Arial1" style:font-size-complex="12pt" style:language-complex="pt" style:country-complex="PT"/>
    </style:style>
    <style:style style:name="T52" style:family="text">
      <style:text-properties fo:color="#000000" style:font-name="arial" fo:font-size="12pt" fo:font-weight="bold" officeooo:rsid="001b7398" style:font-name-asian="Arial1" style:font-size-asian="12pt" style:font-weight-asian="bold" style:font-name-complex="Arial1" style:font-size-complex="12pt" style:language-complex="pt" style:country-complex="PT"/>
    </style:style>
    <style:style style:name="T53" style:family="text">
      <style:text-properties fo:color="#000000" style:font-name="arial" fo:font-size="12pt" fo:font-weight="bold" officeooo:rsid="001a8142" style:font-name-asian="Arial1" style:font-size-asian="12pt" style:font-weight-asian="bold" style:font-name-complex="Arial1" style:font-size-complex="12pt" style:language-complex="pt" style:country-complex="PT"/>
    </style:style>
    <style:style style:name="T54" style:family="text">
      <style:text-properties fo:color="#000000" style:font-name="arial" fo:font-size="12pt" fo:font-weight="bold" officeooo:rsid="001530fc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55" style:family="text">
      <style:text-properties fo:color="#000000" style:font-name="arial" fo:font-size="12pt" fo:font-weight="bold" officeooo:rsid="0085a54f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56" style:family="text">
      <style:text-properties fo:color="#000000" style:font-name="arial" fo:font-size="12pt" fo:font-weight="bold" officeooo:rsid="00910c0e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57" style:family="text">
      <style:text-properties fo:color="#000000" style:font-name="arial" fo:font-size="12pt" style:font-name-asian="Arial1" style:font-size-asian="12pt" style:font-name-complex="Arial1" style:font-size-complex="12pt" style:language-complex="pt" style:country-complex="PT"/>
    </style:style>
    <style:style style:name="T58" style:family="text">
      <style:text-properties fo:color="#000000" style:font-name="arial" fo:font-size="12pt" officeooo:rsid="0085a54f" style:font-name-asian="Arial1" style:font-size-asian="12pt" style:font-name-complex="Arial1" style:font-size-complex="12pt" style:language-complex="pt" style:country-complex="PT"/>
    </style:style>
    <style:style style:name="T59" style:family="text">
      <style:text-properties fo:color="#000000" style:font-name="arial" fo:font-size="12pt" style:font-name-asian="Arial1" style:font-size-asian="12pt" style:font-name-complex="Arial1" style:font-size-complex="12pt" style:language-complex="pt" style:country-complex="PT" style:font-weight-complex="bold"/>
    </style:style>
    <style:style style:name="T60" style:family="text">
      <style:text-properties fo:color="#000000" style:font-name="arial" fo:font-size="12pt" officeooo:rsid="009cfd29" style:font-name-asian="Arial1" style:font-size-asian="12pt" style:font-name-complex="Arial1" style:font-size-complex="12pt" style:language-complex="pt" style:country-complex="PT" style:font-weight-complex="bold"/>
    </style:style>
    <style:style style:name="T61" style:family="text">
      <style:text-properties fo:color="#000000" style:font-name="arial" fo:font-size="12pt" fo:background-color="#ffffff" loext:char-shading-value="0" style:font-size-asian="12pt" style:font-name-complex="Arial1" style:font-size-complex="12pt"/>
    </style:style>
    <style:style style:name="T62" style:family="text">
      <style:text-properties fo:color="#000000" style:font-name="arial" style:text-underline-style="solid" style:text-underline-width="auto" style:text-underline-color="font-color"/>
    </style:style>
    <style:style style:name="T63" style:family="text">
      <style:text-properties fo:color="#000000" fo:font-size="12pt" fo:font-weight="normal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64" style:family="text">
      <style:text-properties fo:color="#000000" fo:font-size="12pt" fo:font-weight="normal" officeooo:rsid="0030ced4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65" style:family="text">
      <style:text-properties fo:color="#000000" fo:font-size="12pt" fo:font-weight="normal" officeooo:rsid="0063b9dd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66" style:family="text">
      <style:text-properties fo:color="#000000" fo:font-size="12pt" fo:font-weight="normal" officeooo:rsid="005831da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67" style:family="text">
      <style:text-properties fo:color="#000000" fo:font-size="12pt" fo:font-weight="normal" officeooo:rsid="005b6cb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68" style:family="text">
      <style:text-properties fo:color="#000000" fo:font-size="12pt" fo:font-weight="normal" officeooo:rsid="005a2d6e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69" style:family="text">
      <style:text-properties fo:color="#000000" fo:font-size="12pt" fo:font-weight="normal" officeooo:rsid="0052edc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70" style:family="text">
      <style:text-properties fo:color="#000000" fo:font-size="12pt" fo:font-weight="normal" officeooo:rsid="001b739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71" style:family="text">
      <style:text-properties fo:color="#000000" fo:font-size="12pt" fo:font-weight="normal" officeooo:rsid="0061705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72" style:family="text">
      <style:text-properties fo:color="#000000" fo:font-size="12pt" fo:font-weight="normal" officeooo:rsid="001a8142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73" style:family="text">
      <style:text-properties fo:color="#000000" fo:font-size="12pt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T74" style:family="text">
      <style:text-properties fo:color="#000000"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75" style:family="text">
      <style:text-properties fo:color="#000000" fo:font-size="12pt" fo:font-weight="bold" officeooo:rsid="00622c0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76" style:family="text">
      <style:text-properties fo:color="#000000" fo:font-size="12pt" fo:font-weight="bold" officeooo:rsid="002d9598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77" style:family="text">
      <style:text-properties fo:color="#000000" fo:font-size="12pt" fo:font-weight="bold" officeooo:rsid="0030ced4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78" style:family="text">
      <style:text-properties fo:color="#000000" fo:font-size="12pt" fo:font-weight="bold" officeooo:rsid="0013405f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79" style:family="text">
      <style:text-properties fo:color="#000000" fo:font-size="12pt" fo:font-weight="bold" officeooo:rsid="00659201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80" style:family="text">
      <style:text-properties fo:color="#000000" fo:font-size="12pt" fo:font-weight="bold" officeooo:rsid="003adbf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81" style:family="text">
      <style:text-properties fo:color="#000000" fo:font-size="12pt" fo:font-weight="bold" officeooo:rsid="0052edc5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82" style:family="text">
      <style:text-properties fo:color="#000000" fo:font-size="12pt" fo:font-weight="bold" officeooo:rsid="003adbfd" style:font-name-asian="Arial1" style:font-size-asian="12pt" style:font-weight-asian="bold" style:font-name-complex="Arial1" style:font-size-complex="12pt" style:language-complex="pt" style:country-complex="PT"/>
    </style:style>
    <style:style style:name="T83" style:family="text">
      <style:text-properties fo:color="#000000" fo:font-size="12pt" fo:font-weight="bold" officeooo:rsid="005831da" style:font-name-asian="Arial1" style:font-size-asian="12pt" style:font-weight-asian="bold" style:font-name-complex="Arial1" style:font-size-complex="12pt" style:language-complex="pt" style:country-complex="PT"/>
    </style:style>
    <style:style style:name="T84" style:family="text">
      <style:text-properties fo:color="#000000" fo:font-size="12pt" fo:font-weight="bold" officeooo:rsid="0052edc5" style:font-name-asian="Arial1" style:font-size-asian="12pt" style:font-weight-asian="bold" style:font-name-complex="Arial1" style:font-size-complex="12pt" style:language-complex="pt" style:country-complex="PT"/>
    </style:style>
    <style:style style:name="T85" style:family="text">
      <style:text-properties fo:color="#000000" fo:font-size="12pt" fo:font-weight="bold" officeooo:rsid="00500d21" style:font-name-asian="Arial1" style:font-size-asian="12pt" style:font-weight-asian="bold" style:font-name-complex="Arial1" style:font-size-complex="12pt" style:language-complex="pt" style:country-complex="PT"/>
    </style:style>
    <style:style style:name="T86" style:family="text">
      <style:text-properties fo:color="#000000" fo:font-size="12pt" fo:font-weight="bold" officeooo:rsid="004b2349" style:font-name-asian="Arial1" style:font-size-asian="12pt" style:font-weight-asian="bold" style:font-name-complex="Arial1" style:font-size-complex="12pt" style:language-complex="pt" style:country-complex="PT"/>
    </style:style>
    <style:style style:name="T87" style:family="text">
      <style:text-properties fo:color="#000000" fo:font-size="12pt" fo:font-weight="bold" officeooo:rsid="001b7398" style:font-name-asian="Arial1" style:font-size-asian="12pt" style:font-weight-asian="bold" style:font-name-complex="Arial1" style:font-size-complex="12pt" style:language-complex="pt" style:country-complex="PT"/>
    </style:style>
    <style:style style:name="T88" style:family="text">
      <style:text-properties fo:color="#000000" fo:font-size="12pt" fo:font-weight="bold" officeooo:rsid="001a8142" style:font-name-asian="Arial1" style:font-size-asian="12pt" style:font-weight-asian="bold" style:font-name-complex="Arial1" style:font-size-complex="12pt" style:language-complex="pt" style:country-complex="PT"/>
    </style:style>
    <style:style style:name="T89" style:family="text">
      <style:text-properties fo:color="#000000" fo:font-size="12pt" fo:font-weight="bold" officeooo:rsid="002803c2" style:font-name-asian="Arial1" style:font-size-asian="12pt" style:font-weight-asian="bold" style:font-name-complex="Arial1" style:font-size-complex="12pt" style:language-complex="pt" style:country-complex="PT"/>
    </style:style>
    <style:style style:name="T90" style:family="text">
      <style:text-properties fo:color="#000000"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91" style:family="text">
      <style:text-properties fo:color="#000000" fo:font-size="12pt" fo:font-weight="bold" officeooo:rsid="00617058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92" style:family="text">
      <style:text-properties fo:color="#000000" fo:font-size="12pt" fo:font-weight="bold" officeooo:rsid="001a8142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93" style:family="text">
      <style:text-properties fo:color="#000000" fo:font-size="12pt" fo:font-weight="bold" officeooo:rsid="001b7398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94" style:family="text">
      <style:text-properties fo:color="#000000" fo:font-size="12pt" fo:font-weight="bold" officeooo:rsid="00617058" style:font-name-asian="Arial1" style:font-size-asian="12pt" style:font-weight-asian="bold" style:font-name-complex="Arial1" style:font-size-complex="12pt" style:language-complex="pt" style:country-complex="PT"/>
    </style:style>
    <style:style style:name="T95" style:family="text">
      <style:text-properties fo:font-variant="normal" fo:text-transform="none" fo:color="#000000" fo:font-size="12pt" fo:letter-spacing="normal" fo:font-style="normal" fo:font-weight="normal" officeooo:rsid="00673727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96" style:family="text">
      <style:text-properties fo:font-variant="normal" fo:text-transform="none" fo:color="#000000" fo:font-size="12pt" fo:letter-spacing="normal" fo:font-style="normal" fo:font-weight="normal" officeooo:rsid="001b739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97" style:family="text">
      <style:text-properties fo:font-variant="normal" fo:text-transform="none" fo:color="#000000" fo:font-size="12pt" fo:letter-spacing="normal" fo:font-style="normal" fo:font-weight="normal" officeooo:rsid="005631c6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98" style:family="text">
      <style:text-properties fo:font-variant="normal" fo:text-transform="none" fo:color="#000000" fo:font-size="12pt" fo:letter-spacing="normal" fo:font-style="normal" fo:font-weight="bold" officeooo:rsid="00617058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99" style:family="text">
      <style:text-properties fo:font-variant="normal" fo:text-transform="none" fo:color="#000000" style:font-name="arial" fo:font-size="12pt" fo:letter-spacing="normal" fo:font-style="normal" fo:font-weight="normal" fo:background-color="#ffffff" loext:char-shading-value="0" style:font-name-asian="Arial1" style:font-size-asian="12pt" style:font-name-complex="Arial1" style:font-size-complex="12pt" style:language-complex="pt" style:country-complex="PT"/>
    </style:style>
    <style:style style:name="T100" style:family="text">
      <style:text-properties fo:font-variant="normal" fo:text-transform="none" fo:color="#000000" style:font-name="arial" fo:font-size="12pt" fo:letter-spacing="normal" fo:font-style="normal" fo:font-weight="normal" officeooo:rsid="0085a54f" fo:background-color="#ffffff" loext:char-shading-value="0" style:font-name-asian="Arial1" style:font-size-asian="12pt" style:font-name-complex="Arial1" style:font-size-complex="12pt" style:language-complex="pt" style:country-complex="PT"/>
    </style:style>
    <style:style style:name="T101" style:family="text">
      <style:text-properties fo:font-variant="normal" fo:text-transform="none" fo:color="#000000" style:font-name="arial" fo:font-size="12pt" fo:letter-spacing="normal" fo:font-style="normal" fo:font-weight="normal" officeooo:rsid="003bc01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102" style:family="text">
      <style:text-properties fo:font-variant="normal" fo:text-transform="none" fo:color="#000000" style:font-name="arial" fo:font-size="12pt" fo:letter-spacing="normal" fo:font-style="normal" fo:font-weight="normal" officeooo:rsid="0021094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103" style:family="text">
      <style:text-properties fo:font-variant="normal" fo:text-transform="none" fo:color="#000000" style:font-name="arial" fo:font-size="12pt" fo:letter-spacing="normal" fo:font-style="normal" fo:font-weight="normal" officeooo:rsid="008b2979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104" style:family="text">
      <style:text-properties fo:font-variant="normal" fo:text-transform="none" fo:color="#000000" style:font-name="arial" fo:font-size="12pt" fo:letter-spacing="normal" fo:font-style="normal" fo:font-weight="normal" officeooo:rsid="0097f129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05" style:family="text">
      <style:text-properties fo:font-variant="normal" fo:text-transform="none" fo:color="#000000" style:font-name="arial" fo:font-size="12pt" fo:letter-spacing="normal" fo:font-style="normal" fo:font-weight="normal" officeooo:rsid="009cfd29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06" style:family="text">
      <style:text-properties fo:font-variant="normal" fo:text-transform="none" fo:color="#000000" style:font-name="arial" fo:font-size="12pt" fo:letter-spacing="normal" fo:font-style="normal" fo:font-weight="bold" officeooo:rsid="0021094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107" style:family="text">
      <style:text-properties fo:font-variant="normal" fo:text-transform="none" fo:color="#000000" style:font-name="arial" fo:font-size="12pt" fo:letter-spacing="normal" fo:font-style="normal" fo:font-weight="bold" officeooo:rsid="003bc01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108" style:family="text">
      <style:text-properties fo:font-variant="normal" fo:text-transform="none" fo:color="#000000" style:font-name="arial" fo:font-size="12pt" fo:letter-spacing="normal" fo:font-style="normal" fo:font-weight="bold" officeooo:rsid="008b2979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109" style:family="text">
      <style:text-properties fo:font-variant="normal" fo:text-transform="none" fo:letter-spacing="normal" fo:font-style="normal" fo:font-weight="normal" style:font-name-asian="Arial1" style:font-weight-asian="normal" style:font-name-complex="Arial1" style:language-complex="pt" style:country-complex="PT" style:font-weight-complex="normal"/>
    </style:style>
    <style:style style:name="T110" style:family="text">
      <style:text-properties fo:font-variant="normal" fo:text-transform="none" fo:letter-spacing="normal" fo:font-style="normal" fo:font-weight="normal" officeooo:rsid="00047fbc" style:font-name-asian="Arial1" style:font-weight-asian="normal" style:font-name-complex="Arial1" style:language-complex="pt" style:country-complex="PT" style:font-weight-complex="normal"/>
    </style:style>
    <style:style style:name="T111" style:family="text">
      <style:text-properties fo:font-variant="normal" fo:text-transform="none" fo:letter-spacing="normal" fo:font-style="normal" fo:font-weight="normal" officeooo:rsid="0097f129" style:font-name-asian="Arial1" style:font-weight-asian="normal" style:font-name-complex="Arial1" style:language-complex="pt" style:country-complex="PT" style:font-weight-complex="normal"/>
    </style:style>
    <style:style style:name="T112" style:family="text">
      <style:text-properties fo:font-weight="bold" style:font-weight-asian="bold" style:font-name-complex="Arial1" style:language-complex="pt" style:country-complex="PT"/>
    </style:style>
    <style:style style:name="T113" style:family="text">
      <style:text-properties fo:font-weight="bold" officeooo:rsid="00222d90" style:font-weight-asian="bold" style:font-name-complex="Arial1" style:language-complex="pt" style:country-complex="PT"/>
    </style:style>
    <style:style style:name="T114" style:family="text">
      <style:text-properties fo:font-weight="bold" officeooo:rsid="00047fbc" style:font-weight-asian="bold" style:font-name-complex="Arial1" style:language-complex="pt" style:country-complex="PT"/>
    </style:style>
    <style:style style:name="T115" style:family="text">
      <style:text-properties fo:font-weight="bold" officeooo:rsid="000ea3a0" style:font-weight-asian="bold" style:font-name-complex="Arial1" style:language-complex="pt" style:country-complex="PT"/>
    </style:style>
    <style:style style:name="T116" style:family="text">
      <style:text-properties fo:font-weight="bold" officeooo:rsid="00390218" style:font-weight-asian="bold" style:font-name-complex="Arial1" style:language-complex="pt" style:country-complex="PT"/>
    </style:style>
    <style:style style:name="T117" style:family="text">
      <style:text-properties fo:font-weight="bold" officeooo:rsid="00940090" style:font-weight-asian="bold" style:font-name-complex="Arial1" style:language-complex="pt" style:country-complex="PT"/>
    </style:style>
    <style:style style:name="T118" style:family="text">
      <style:text-properties fo:font-weight="bold" style:font-name-asian="Arial1" style:font-weight-asian="bold" style:font-name-complex="Arial1" style:language-complex="pt" style:country-complex="PT"/>
    </style:style>
    <style:style style:name="T119" style:family="text">
      <style:text-properties fo:font-weight="bold" officeooo:rsid="00047fbc" style:font-name-asian="Arial1" style:font-weight-asian="bold" style:font-name-complex="Arial1" style:language-complex="pt" style:country-complex="PT"/>
    </style:style>
    <style:style style:name="T120" style:family="text">
      <style:text-properties fo:font-weight="bold" style:font-name-asian="Arial1" style:font-weight-asian="bold" style:font-name-complex="Arial1" style:language-complex="pt" style:country-complex="PT" style:font-weight-complex="bold"/>
    </style:style>
    <style:style style:name="T121" style:family="text">
      <style:text-properties fo:font-weight="bold" officeooo:rsid="0013405f" style:font-name-asian="Arial1" style:font-weight-asian="bold" style:font-name-complex="Arial1" style:language-complex="pt" style:country-complex="PT" style:font-weight-complex="bold"/>
    </style:style>
    <style:style style:name="T122" style:family="text">
      <style:text-properties fo:font-weight="bold" officeooo:rsid="001530fc" style:font-name-asian="Arial1" style:font-weight-asian="bold" style:font-name-complex="Arial1" style:language-complex="pt" style:country-complex="PT" style:font-weight-complex="bold"/>
    </style:style>
    <style:style style:name="T123" style:family="text">
      <style:text-properties fo:font-weight="bold" officeooo:rsid="00169323" style:font-name-asian="Arial1" style:font-weight-asian="bold" style:font-name-complex="Arial1" style:language-complex="pt" style:country-complex="PT" style:font-weight-complex="bold"/>
    </style:style>
    <style:style style:name="T124" style:family="text">
      <style:text-properties fo:font-weight="bold" officeooo:rsid="002d9598" style:font-name-asian="Arial1" style:font-weight-asian="bold" style:font-name-complex="Arial1" style:language-complex="pt" style:country-complex="PT" style:font-weight-complex="bold"/>
    </style:style>
    <style:style style:name="T125" style:family="text">
      <style:text-properties fo:font-weight="bold" officeooo:rsid="0030ced4" style:font-name-asian="Arial1" style:font-weight-asian="bold" style:font-name-complex="Arial1" style:language-complex="pt" style:country-complex="PT" style:font-weight-complex="bold"/>
    </style:style>
    <style:style style:name="T126" style:family="text">
      <style:text-properties fo:font-weight="bold" officeooo:rsid="003adbfd" style:font-name-asian="Arial1" style:font-weight-asian="bold" style:font-name-complex="Arial1" style:language-complex="pt" style:country-complex="PT" style:font-weight-complex="bold"/>
    </style:style>
    <style:style style:name="T127" style:family="text">
      <style:text-properties fo:font-weight="bold" officeooo:rsid="00500d21" style:font-name-asian="Arial1" style:font-weight-asian="bold" style:font-name-complex="Arial1" style:language-complex="pt" style:country-complex="PT" style:font-weight-complex="bold"/>
    </style:style>
    <style:style style:name="T128" style:family="text">
      <style:text-properties fo:font-weight="bold" officeooo:rsid="0097f129" style:font-name-asian="Arial1" style:font-weight-asian="bold" style:font-name-complex="Arial1" style:language-complex="pt" style:country-complex="PT" style:font-weight-complex="bold"/>
    </style:style>
    <style:style style:name="T129" style:family="text">
      <style:text-properties fo:font-weight="bold" officeooo:rsid="00988c81" style:font-name-asian="Arial1" style:font-weight-asian="bold" style:font-name-complex="Arial1" style:language-complex="pt" style:country-complex="PT" style:font-weight-complex="bold"/>
    </style:style>
    <style:style style:name="T130" style:family="text">
      <style:text-properties fo:font-weight="bold" officeooo:rsid="001b7398" style:font-name-asian="Arial1" style:font-weight-asian="bold" style:font-name-complex="Arial1" style:language-complex="pt" style:country-complex="PT"/>
    </style:style>
    <style:style style:name="T131" style:family="text">
      <style:text-properties fo:font-weight="bold" officeooo:rsid="001a8142" style:font-name-asian="Arial1" style:font-weight-asian="bold" style:font-name-complex="Arial1" style:language-complex="pt" style:country-complex="PT"/>
    </style:style>
    <style:style style:name="T132" style:family="text">
      <style:text-properties fo:font-weight="bold" officeooo:rsid="002803c2" style:font-name-asian="Arial1" style:font-weight-asian="bold" style:font-name-complex="Arial1" style:language-complex="pt" style:country-complex="PT"/>
    </style:style>
    <style:style style:name="T133" style:family="text">
      <style:text-properties fo:font-weight="bold" officeooo:rsid="002d9598" style:font-name-asian="Arial1" style:font-weight-asian="bold" style:font-name-complex="Arial1" style:language-complex="pt" style:country-complex="PT"/>
    </style:style>
    <style:style style:name="T134" style:family="text">
      <style:text-properties fo:font-weight="bold" officeooo:rsid="003adbfd" style:font-name-asian="Arial1" style:font-weight-asian="bold" style:font-name-complex="Arial1" style:language-complex="pt" style:country-complex="PT"/>
    </style:style>
    <style:style style:name="T135" style:family="text">
      <style:text-properties fo:font-weight="bold" officeooo:rsid="00500d21" style:font-name-asian="Arial1" style:font-weight-asian="bold" style:font-name-complex="Arial1" style:language-complex="pt" style:country-complex="PT"/>
    </style:style>
    <style:style style:name="T136" style:family="text">
      <style:text-properties fo:font-weight="bold" officeooo:rsid="001530fc" fo:background-color="#ffffff" loext:char-shading-value="0" style:font-name-asian="Arial1" style:font-weight-asian="bold" style:font-name-complex="Arial1" style:language-complex="pt" style:country-complex="PT" style:font-weight-complex="bold"/>
    </style:style>
    <style:style style:name="T137" style:family="text">
      <style:text-properties fo:font-weight="normal" style:font-name-asian="Arial1" style:font-weight-asian="normal" style:font-name-complex="Arial1" style:language-complex="pt" style:country-complex="PT" style:font-weight-complex="normal"/>
    </style:style>
    <style:style style:name="T138" style:family="text">
      <style:text-properties fo:font-weight="normal" officeooo:rsid="001a8142" style:font-name-asian="Arial1" style:font-weight-asian="normal" style:font-name-complex="Arial1" style:language-complex="pt" style:country-complex="PT" style:font-weight-complex="normal"/>
    </style:style>
    <style:style style:name="T139" style:family="text">
      <style:text-properties fo:font-weight="normal" officeooo:rsid="00075bc8" style:font-name-asian="Arial1" style:font-weight-asian="normal" style:font-name-complex="Arial1" style:language-complex="pt" style:country-complex="PT" style:font-weight-complex="normal"/>
    </style:style>
    <style:style style:name="T140" style:family="text">
      <style:text-properties fo:font-weight="normal" officeooo:rsid="0005cd84" style:font-name-asian="Arial1" style:font-weight-asian="normal" style:font-name-complex="Arial1" style:language-complex="pt" style:country-complex="PT" style:font-weight-complex="normal"/>
    </style:style>
    <style:style style:name="T141" style:family="text">
      <style:text-properties fo:font-weight="normal" officeooo:rsid="000ea3a0" style:font-name-asian="Arial1" style:font-weight-asian="normal" style:font-name-complex="Arial1" style:language-complex="pt" style:country-complex="PT" style:font-weight-complex="normal"/>
    </style:style>
    <style:style style:name="T142" style:family="text">
      <style:text-properties fo:font-weight="normal" officeooo:rsid="00125cbe" style:font-name-asian="Arial1" style:font-weight-asian="normal" style:font-name-complex="Arial1" style:language-complex="pt" style:country-complex="PT" style:font-weight-complex="normal"/>
    </style:style>
    <style:style style:name="T143" style:family="text">
      <style:text-properties fo:font-weight="normal" officeooo:rsid="000baeaf" style:font-name-asian="Arial1" style:font-weight-asian="normal" style:font-name-complex="Arial1" style:language-complex="pt" style:country-complex="PT" style:font-weight-complex="normal"/>
    </style:style>
    <style:style style:name="T144" style:family="text">
      <style:text-properties fo:font-weight="normal" officeooo:rsid="002d9598" style:font-name-asian="Arial1" style:font-weight-asian="normal" style:font-name-complex="Arial1" style:language-complex="pt" style:country-complex="PT" style:font-weight-complex="normal"/>
    </style:style>
    <style:style style:name="T145" style:family="text">
      <style:text-properties fo:font-weight="normal" officeooo:rsid="0030ced4" style:font-name-asian="Arial1" style:font-weight-asian="normal" style:font-name-complex="Arial1" style:language-complex="pt" style:country-complex="PT" style:font-weight-complex="normal"/>
    </style:style>
    <style:style style:name="T146" style:family="text">
      <style:text-properties fo:font-weight="normal" officeooo:rsid="003adbfd" style:font-name-asian="Arial1" style:font-weight-asian="normal" style:font-name-complex="Arial1" style:language-complex="pt" style:country-complex="PT" style:font-weight-complex="normal"/>
    </style:style>
    <style:style style:name="T147" style:family="text">
      <style:text-properties fo:font-weight="normal" officeooo:rsid="0045a71c" style:font-name-asian="Arial1" style:font-weight-asian="normal" style:font-name-complex="Arial1" style:language-complex="pt" style:country-complex="PT" style:font-weight-complex="normal"/>
    </style:style>
    <style:style style:name="T148" style:family="text">
      <style:text-properties fo:font-weight="normal" officeooo:rsid="00500d21" style:font-name-asian="Arial1" style:font-weight-asian="normal" style:font-name-complex="Arial1" style:language-complex="pt" style:country-complex="PT" style:font-weight-complex="normal"/>
    </style:style>
    <style:style style:name="T149" style:family="text">
      <style:text-properties fo:font-weight="normal" officeooo:rsid="0097f129" style:font-name-asian="Arial1" style:font-weight-asian="normal" style:font-name-complex="Arial1" style:language-complex="pt" style:country-complex="PT" style:font-weight-complex="normal"/>
    </style:style>
    <style:style style:name="T150" style:family="text">
      <style:text-properties style:font-name-asian="Arial1" style:font-name-complex="Arial1" style:language-complex="pt" style:country-complex="PT"/>
    </style:style>
    <style:style style:name="T151" style:family="text">
      <style:text-properties officeooo:rsid="0013405f" style:font-name-asian="Arial1" style:font-name-complex="Arial1" style:language-complex="pt" style:country-complex="PT"/>
    </style:style>
    <style:style style:name="T152" style:family="text">
      <style:text-properties officeooo:rsid="001a8142" style:font-name-asian="Arial1" style:font-name-complex="Arial1" style:language-complex="pt" style:country-complex="PT"/>
    </style:style>
    <style:style style:name="T153" style:family="text">
      <style:text-properties officeooo:rsid="0017e9c9" style:font-name-asian="Arial1" style:font-name-complex="Arial1" style:language-complex="pt" style:country-complex="PT"/>
    </style:style>
    <style:style style:name="T154" style:family="text">
      <style:text-properties officeooo:rsid="00169323" style:font-name-asian="Arial1" style:font-name-complex="Arial1" style:language-complex="pt" style:country-complex="PT"/>
    </style:style>
    <style:style style:name="T155" style:family="text">
      <style:text-properties officeooo:rsid="001530fc" style:font-name-asian="Arial1" style:font-name-complex="Arial1" style:language-complex="pt" style:country-complex="PT"/>
    </style:style>
    <style:style style:name="T156" style:family="text">
      <style:text-properties style:font-name-asian="Arial1" style:font-name-complex="Arial1" style:language-complex="pt" style:country-complex="PT" style:font-weight-complex="bold"/>
    </style:style>
    <style:style style:name="T157" style:family="text">
      <style:text-properties officeooo:rsid="001530fc" style:font-name-asian="Arial1" style:font-name-complex="Arial1" style:language-complex="pt" style:country-complex="PT" style:font-weight-complex="bold"/>
    </style:style>
    <style:style style:name="T158" style:family="text">
      <style:text-properties fo:background-color="#ffffff" loext:char-shading-value="0" style:font-name-complex="Arial1"/>
    </style:style>
    <style:style style:name="T159" style:family="text">
      <style:text-properties officeooo:rsid="0013405f" fo:background-color="#ffffff" loext:char-shading-value="0" style:font-name-complex="Arial1"/>
    </style:style>
    <style:style style:name="T160" style:family="text">
      <style:text-properties officeooo:rsid="0017e9c9" fo:background-color="#ffffff" loext:char-shading-value="0" style:font-name-complex="Arial1"/>
    </style:style>
    <style:style style:name="T161" style:family="text">
      <style:text-properties fo:font-size="12pt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T162" style:family="text">
      <style:text-properties fo:font-size="12pt" fo:font-weight="bold" officeooo:rsid="003adbfd" style:font-name-asian="Arial1" style:font-size-asian="12pt" style:font-weight-asian="bold" style:font-name-complex="Arial1" style:font-size-complex="12pt" style:language-complex="pt" style:country-complex="PT"/>
    </style:style>
    <style:style style:name="T163" style:family="text">
      <style:text-properties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64" style:family="text">
      <style:text-properties fo:font-size="12pt" fo:font-weight="bold" officeooo:rsid="003adbf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65" style:family="text">
      <style:text-properties fo:font-size="12pt" fo:font-weight="bold" officeooo:rsid="0033ee90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66" style:family="text">
      <style:text-properties fo:font-size="12pt" fo:font-weight="bold" officeooo:rsid="006feba4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67" style:family="text">
      <style:text-properties fo:font-size="12pt" fo:font-weight="bold" officeooo:rsid="0013405f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68" style:family="text">
      <style:text-properties fo:font-size="12pt" fo:font-weight="bold" officeooo:rsid="00923315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69" style:family="text">
      <style:text-properties fo:font-size="12pt" fo:font-weight="bold" officeooo:rsid="005831da" style:font-name-asian="Arial1" style:font-size-asian="12pt" style:font-weight-asian="bold" style:font-name-complex="Arial1" style:font-size-complex="12pt" style:language-complex="pt" style:country-complex="PT"/>
    </style:style>
    <style:style style:name="T170" style:family="text">
      <style:text-properties fo:font-size="12pt" fo:font-weight="normal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71" style:family="text">
      <style:text-properties fo:font-size="12pt" fo:font-weight="normal" officeooo:rsid="005831da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72" style:family="text">
      <style:text-properties fo:font-size="12pt" fo:font-weight="normal" officeooo:rsid="005b6cb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73" style:family="text">
      <style:text-properties fo:font-size="12pt" fo:font-weight="normal" officeooo:rsid="005d1822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74" style:family="text">
      <style:text-properties fo:font-size="12pt" fo:font-weight="normal" officeooo:rsid="0033ee90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75" style:family="text">
      <style:text-properties officeooo:rsid="008c2915"/>
    </style:style>
    <style:style style:name="T176" style:family="text">
      <style:text-properties officeooo:rsid="008e9119"/>
    </style:style>
    <style:style style:name="T177" style:family="text">
      <style:text-properties officeooo:rsid="009cfd2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João Paulo Hotequil</text:p>
      <text:h text:style-name="P39" text:outline-level="2"><text:span text:style-name="T5">Minha página na web: </text:span><text:a xlink:type="simple" xlink:href="https://hotequil.tech/" text:style-name="Internet_20_link" text:visited-style-name="Visited_20_Internet_20_Link"><text:span text:style-name="T9">https://hotequil.tech</text:span></text:a><text:span text:style-name="T5"> (</text:span><text:span text:style-name="T6">portfólio</text:span><text:span text:style-name="T5">). </text:span><text:span text:style-name="T3">Para informações </text:span><text:span text:style-name="T4">pessoais</text:span><text:span text:style-name="T3">, </text:span><text:span text:style-name="T4">peço que </text:span><text:span text:style-name="T3">favor entr</text:span><text:span text:style-name="T4">e</text:span><text:span text:style-name="T3"> em contato </text:span><text:span text:style-name="T4">comigo </text:span><text:span text:style-name="T3">pelo e</text:span><text:span text:style-name="T2">-mail </text:span><text:a xlink:type="simple" xlink:href="mailto:hotequil@protonmail.com" text:style-name="Internet_20_link" text:visited-style-name="Visited_20_Internet_20_Link"><text:span text:style-name="T28">h</text:span></text:a><text:a xlink:type="simple" xlink:href="mailto:joaohotequil@gmail.com" text:style-name="ListLabel_20_12" text:visited-style-name="ListLabel_20_12"><text:span text:style-name="Internet_20_link"><text:span text:style-name="T27">otequil@</text:span></text:span></text:a><text:a xlink:type="simple" xlink:href="mailto:joaohotequil@gmail.com" text:style-name="ListLabel_20_12" text:visited-style-name="ListLabel_20_12"><text:span text:style-name="Internet_20_link"><text:span text:style-name="T29">protonmail</text:span></text:span></text:a><text:a xlink:type="simple" xlink:href="mailto:joaohotequil@gmail.com" text:style-name="ListLabel_20_12" text:visited-style-name="ListLabel_20_12"><text:span text:style-name="Internet_20_link"><text:span text:style-name="T62">.com</text:span></text:span></text:a><text:span text:style-name="Internet_20_link"><text:span text:style-name="T7">, </text:span></text:span><text:span text:style-name="Internet_20_link"><text:span text:style-name="T8">desde já agradeço</text:span></text:span><text:span text:style-name="Internet_20_link"><text:span text:style-name="T1">. </text:span></text:span></text:h>
      <text:h text:style-name="P37" text:outline-level="1"/>
      <text:h text:style-name="P35" text:outline-level="1"><text:span text:style-name="T113">O que eu tenho a dizer</text:span><text:span text:style-name="T112">:</text:span></text:h>
      <text:p text:style-name="P34">O meu nome é João Paulo Hotequil, trabalho desde os 14 anos de idade na área de TI, mexendo com hardware, com 16 anos decidi iniciar a jornada nos códigos, criei uma rotina de estudos sólida, com isso consegui o meu primeiro emprego como programador, busco sempre me aperfeiçoar com cursos e certificações que viso e almejo obter para implementar o conhecimento que aprendi onde trabalho e nos meus projetos pessoais. Acredito muito na tecnologia como um meio para descentralização da sociedade, barateamento de custos, geração de empregos e facilitação geral da vida de todos, porém para isso precisamos de pessoas capacitadas, curiosas, focadas, que saibam trabalhar em equipe, tenham vontade de aprender e compartilhar conhecimento, também que gostem de achar soluções para resolver diferentes problemas, tendo sempre visão na acessibilidade, responsividade, performance, semântica, usabilidade, inclusão, <text:span text:style-name="T175">testes,</text:span> <text:span text:style-name="T175">segurança, SEO, padrões </text:span><text:span text:style-name="T176">de </text:span><text:span text:style-name="T175">qualidade </text:span>e bom design, e eu trabalho todos os dias para evoluir esses pontos!</text:p>
      <text:p text:style-name="P12"/>
      <text:h text:style-name="P35" text:outline-level="1"><text:span text:style-name="T116">Formações</text:span><text:span text:style-name="T112">:</text:span></text:h>
      <text:h text:style-name="P38" text:outline-level="1"><text:span text:style-name="lt-line-clamp_5f__5f_raw-line"><text:span text:style-name="T106">[fevereiro de </text:span></text:span><text:span text:style-name="lt-line-clamp_5f__5f_raw-line"><text:span text:style-name="T107">2021</text:span></text:span><text:span text:style-name="lt-line-clamp_5f__5f_raw-line"><text:span text:style-name="T106"> – </text:span></text:span><text:span text:style-name="lt-line-clamp_5f__5f_raw-line"><text:span text:style-name="T107">até o momento</text:span></text:span><text:span text:style-name="lt-line-clamp_5f__5f_raw-line"><text:span text:style-name="T106">] </text:span></text:span><text:span text:style-name="lt-line-clamp_5f__5f_raw-line"><text:span text:style-name="T107">FIAP</text:span></text:span><text:span text:style-name="lt-line-clamp_5f__5f_raw-line"><text:span text:style-name="T106"> | </text:span></text:span><text:span text:style-name="lt-line-clamp_5f__5f_raw-line"><text:span text:style-name="T108">Online</text:span></text:span><text:span text:style-name="lt-line-clamp_5f__5f_raw-line"><text:span text:style-name="T106">: </text:span></text:span><text:span text:style-name="lt-line-clamp_5f__5f_raw-line"><text:span text:style-name="T101">estou cursando sistemas de informação </text:span></text:span><text:span text:style-name="lt-line-clamp_5f__5f_raw-line"><text:span text:style-name="T103">(</text:span></text:span><text:span text:style-name="lt-line-clamp_5f__5f_raw-line"><text:span text:style-name="T101">bacharelado</text:span></text:span><text:span text:style-name="lt-line-clamp_5f__5f_raw-line"><text:span text:style-name="T103">)</text:span></text:span><text:span text:style-name="lt-line-clamp_5f__5f_raw-line"><text:span text:style-name="T102">.</text:span></text:span></text:h>
      <text:p text:style-name="P13"><text:span text:style-name="T118">[fevereiro de 2018 – dezembro de 20</text:span><text:span text:style-name="T119">19</text:span><text:span text:style-name="T118">] </text:span><text:span text:style-name="T120">E.E.B. Professor Honório Miranda | Gaspar, Santa Catarina: </text:span><text:span text:style-name="T138">c</text:span><text:span text:style-name="T109">ursei o segundo e terceiro ano do ensino médio.</text:span></text:p>
      <text:p text:style-name="P13"><text:span text:style-name="T118">[fevereiro de 2006 – dezembro de 2017] </text:span><text:span text:style-name="T120">Madre Francisca Lampel | Gaspar, Santa Catarina: </text:span><text:span text:style-name="T138">c</text:span><text:span text:style-name="T110">ursei o ensino fundamental (I e II) e o primeiro ano do ensino médio.</text:span></text:p>
      <text:p text:style-name="P22"/>
      <text:h text:style-name="P36" text:outline-level="1"><text:soft-page-break/><text:span text:style-name="T114">E</text:span><text:span text:style-name="T112">specializações, </text:span><text:span text:style-name="T117">eventos,</text:span><text:span text:style-name="T112"> </text:span><text:span text:style-name="T115">t</text:span><text:span text:style-name="T112">reinamentos e cursos </text:span><text:span text:style-name="T116">(tenho algumas outras certificações que acabei não colocando aqui)</text:span><text:span text:style-name="T112">:</text:span></text:h>
      <text:p text:style-name="P10"><text:span text:style-name="T31">[</text:span><text:span text:style-name="T41">dezembro</text:span><text:span text:style-name="T31"> de 20</text:span><text:span text:style-name="T47">23</text:span><text:span text:style-name="T31"> – </text:span><text:span text:style-name="T41">dezembro</text:span><text:span text:style-name="T31"> de 20</text:span><text:span text:style-name="T47">23</text:span><text:span text:style-name="T31">] </text:span><text:span text:style-name="T44">Hackerspace</text:span><text:span text:style-name="T31"> </text:span><text:span text:style-name="T36">(</text:span><text:span text:style-name="T39">10</text:span><text:span text:style-name="T36"> horas)</text:span><text:span text:style-name="T31"> | </text:span><text:span text:style-name="T41">Blumenau</text:span><text:span text:style-name="T31">, Santa Catarina: </text:span><text:span text:style-name="T13">participei do evento </text:span><text:span text:style-name="T16">Dev Day</text:span><text:span text:style-name="T13"> </text:span><text:span text:style-name="T16">realizado pela Hackerspace</text:span><text:span text:style-name="T10">.</text:span></text:p>
      <text:p text:style-name="P26"><text:span text:style-name="T163">[</text:span><text:span text:style-name="T165">novembro</text:span><text:span text:style-name="T163"> de 20</text:span><text:span text:style-name="T166">2</text:span><text:span text:style-name="T168">3</text:span><text:span text:style-name="T163"> – </text:span><text:span text:style-name="T165">novembro</text:span><text:span text:style-name="T163"> de 20</text:span><text:span text:style-name="T166">2</text:span><text:span text:style-name="T168">3</text:span><text:span text:style-name="T163">] </text:span><text:span text:style-name="T165">Front in Floripa</text:span><text:span text:style-name="T163"> </text:span><text:span text:style-name="T167">(</text:span><text:span text:style-name="T166">10</text:span><text:span text:style-name="T167"> horas)</text:span><text:span text:style-name="T163"> | </text:span><text:span text:style-name="T165">Florianópolis</text:span><text:span text:style-name="T163">, Santa Catarina: </text:span><text:span text:style-name="T174">participei do evento Front in Floripa</text:span><text:span text:style-name="T170">.</text:span></text:p>
      <text:p text:style-name="P9"><text:span text:style-name="T30">[100% concluído] </text:span><text:span text:style-name="T46">Performa_IT</text:span><text:span text:style-name="T31"> </text:span><text:span text:style-name="T45">(</text:span><text:span text:style-name="T56">1</text:span><text:span text:style-name="T55">.5</text:span><text:span text:style-name="T54"> horas</text:span><text:span text:style-name="T45">)</text:span><text:span text:style-name="T31"> | </text:span><text:span text:style-name="T43">Educação a distância</text:span><text:span text:style-name="T31">:</text:span><text:span text:style-name="T10"> </text:span><text:span text:style-name="T23">feito </text:span><text:span text:style-name="T24">treinamento interno sobre IA no apoio ao desenvolvimento de software.</text:span></text:p>
      <text:p text:style-name="P7"><text:span text:style-name="T30">[100% concluído]</text:span><text:span text:style-name="T57"> </text:span><text:span text:style-name="T31">Udemy </text:span><text:span text:style-name="T45">(</text:span><text:span text:style-name="T55">47.5</text:span><text:span text:style-name="T54"> horas</text:span><text:span text:style-name="T45">)</text:span><text:span text:style-name="T31"> | </text:span><text:span text:style-name="T43">Educação a distância</text:span><text:span text:style-name="T31">:</text:span><text:span text:style-name="T57"> </text:span><text:span text:style-name="T58">feito o curso de </text:span><text:span text:style-name="T99">NodeJS, TypeScript, TDD, DDD, Clean Architecture e SOLID </text:span><text:span text:style-name="T100">do Rodrigo Manguinho</text:span><text:span text:style-name="T61">.</text:span></text:p>
      <text:p text:style-name="P4"><text:span text:style-name="T31">[</text:span><text:span text:style-name="T40">abril</text:span><text:span text:style-name="T31"> de 20</text:span><text:span text:style-name="T39">2</text:span><text:span text:style-name="T40">3</text:span><text:span text:style-name="T31"> – </text:span><text:span text:style-name="T40">abril</text:span><text:span text:style-name="T39"> de 202</text:span><text:span text:style-name="T40">3</text:span><text:span text:style-name="T31">] </text:span><text:span text:style-name="T44">Hackerspace</text:span><text:span text:style-name="T31"> </text:span><text:span text:style-name="T36">(</text:span><text:span text:style-name="T40">8 </text:span><text:span text:style-name="T36">horas)</text:span><text:span text:style-name="T31"> | </text:span><text:span text:style-name="T40">Blumenau</text:span><text:span text:style-name="T31">, Santa Catarina: </text:span><text:span text:style-name="T13">participei do evento </text:span><text:span text:style-name="T14">FLISoL </text:span><text:span text:style-name="T15">feito pela Hackerspace</text:span><text:span text:style-name="T10">.</text:span></text:p>
      <text:p text:style-name="P3"><text:span text:style-name="T31">[</text:span><text:span text:style-name="T38">novembro</text:span><text:span text:style-name="T31"> de 20</text:span><text:span text:style-name="T39">22</text:span><text:span text:style-name="T31"> – </text:span><text:span text:style-name="T38">novembro</text:span><text:span text:style-name="T31"> de 20</text:span><text:span text:style-name="T39">22</text:span><text:span text:style-name="T31">] </text:span><text:span text:style-name="T38">Front in Floripa</text:span><text:span text:style-name="T31"> </text:span><text:span text:style-name="T36">(</text:span><text:span text:style-name="T39">10</text:span><text:span text:style-name="T36"> horas)</text:span><text:span text:style-name="T31"> | </text:span><text:span text:style-name="T38">Florianópolis</text:span><text:span text:style-name="T31">, Santa Catarina: </text:span><text:span text:style-name="T13">participei do evento Front in Floripa</text:span><text:span text:style-name="T10">.</text:span></text:p>
      <text:p text:style-name="P1"><text:span text:style-name="T31">[</text:span><text:span text:style-name="T32">julho</text:span><text:span text:style-name="T31"> de </text:span><text:span text:style-name="T33">202</text:span><text:span text:style-name="T34">2</text:span><text:span text:style-name="T31"> – </text:span><text:span text:style-name="T32">julho</text:span><text:span text:style-name="T31"> de </text:span><text:span text:style-name="T33">202</text:span><text:span text:style-name="T34">2</text:span><text:span text:style-name="T31">] </text:span><text:span text:style-name="T35">Apex</text:span><text:span text:style-name="T31"> </text:span><text:span text:style-name="T36">(</text:span><text:span text:style-name="T37">4</text:span><text:span text:style-name="T36"> horas)</text:span><text:span text:style-name="T31"> | Blumenau, Santa Catarina: </text:span><text:span text:style-name="T11">participei de um workshop sobre </text:span><text:span text:style-name="T12">soft skills</text:span><text:span text:style-name="T10">.</text:span></text:p>
      <text:p text:style-name="P29"><text:span text:style-name="T74">[</text:span><text:span text:style-name="T75">abril</text:span><text:span text:style-name="T74"> de </text:span><text:span text:style-name="T76">202</text:span><text:span text:style-name="T75">2</text:span><text:span text:style-name="T74"> – </text:span><text:span text:style-name="T75">abril</text:span><text:span text:style-name="T74"> de </text:span><text:span text:style-name="T76">202</text:span><text:span text:style-name="T75">2</text:span><text:span text:style-name="T74">] </text:span><text:span text:style-name="T77">Apex</text:span><text:span text:style-name="T74"> </text:span><text:span text:style-name="T78">(</text:span><text:span text:style-name="T79">4</text:span><text:span text:style-name="T78"> horas)</text:span><text:span text:style-name="T74"> | Blumenau, Santa Catarina: </text:span><text:span text:style-name="T64">participei de um workshop sobre </text:span><text:span text:style-name="T65">cultura organizacional das empresas de tecnologia</text:span><text:span text:style-name="T63">.</text:span></text:p>
      <text:p text:style-name="P24"><text:span text:style-name="T161">[</text:span><text:span text:style-name="T162">100% concluído</text:span><text:span text:style-name="T161">] </text:span><text:span text:style-name="T169">TestDome </text:span><text:span text:style-name="T163">| </text:span><text:span text:style-name="T164">Educação a distância</text:span><text:span text:style-name="T163">: </text:span><text:span text:style-name="T171">realizei um treinamento com questões sobre </text:span><text:span text:style-name="T173">Node.js</text:span><text:span text:style-name="T170">.</text:span></text:p>
      <text:p text:style-name="P24"><text:span text:style-name="T161">[</text:span><text:span text:style-name="T162">100% concluído</text:span><text:span text:style-name="T161">] </text:span><text:span text:style-name="T169">TestDome </text:span><text:span text:style-name="T163">| </text:span><text:span text:style-name="T164">Educação a distância</text:span><text:span text:style-name="T163">: </text:span><text:span text:style-name="T171">realizei um treinamento com questões sobre </text:span><text:span text:style-name="T173">JavaScript with jQuery</text:span><text:span text:style-name="T170">.</text:span></text:p>
      <text:p text:style-name="P25"><text:span text:style-name="T161">[</text:span><text:span text:style-name="T162">100% concluído</text:span><text:span text:style-name="T161">] </text:span><text:span text:style-name="T169">TestDome </text:span><text:span text:style-name="T163">| </text:span><text:span text:style-name="T164">Educação a distância</text:span><text:span text:style-name="T163">: </text:span><text:span text:style-name="T171">realizei um treinamento com questões sobre </text:span><text:span text:style-name="T173">Vue.js.</text:span></text:p>
      <text:p text:style-name="P25"><text:span text:style-name="T161">[</text:span><text:span text:style-name="T162">100% concluído</text:span><text:span text:style-name="T161">] </text:span><text:span text:style-name="T169">TestDome </text:span><text:span text:style-name="T163">| </text:span><text:span text:style-name="T164">Educação a distância</text:span><text:span text:style-name="T163">: </text:span><text:span text:style-name="T171">realizei um treinamento com questões sobre </text:span><text:span text:style-name="T172">TypeScript </text:span><text:span text:style-name="T173">e JavaScript.</text:span></text:p>
      <text:p text:style-name="P30"><text:span text:style-name="T73">[</text:span><text:span text:style-name="T82">100% concluído</text:span><text:span text:style-name="T73">] </text:span><text:span text:style-name="T83">TestDome </text:span><text:span text:style-name="T74">| </text:span><text:span text:style-name="T80">Educação a distância</text:span><text:span text:style-name="T74">: </text:span><text:span text:style-name="T66">realizei um treinamento com questões sobre </text:span><text:span text:style-name="T67">Angular e TypeScript.</text:span></text:p>
      <text:p text:style-name="P31"><text:span text:style-name="T73">[</text:span><text:span text:style-name="T82">100% concluído</text:span><text:span text:style-name="T73">] </text:span><text:span text:style-name="T83">TestDome </text:span><text:span text:style-name="T74">| </text:span><text:span text:style-name="T80">Educação a distância</text:span><text:span text:style-name="T74">: </text:span><text:span text:style-name="T66">realizei um treinamento com questões sobre </text:span><text:span text:style-name="T68">JavaScript.</text:span></text:p>
      <text:p text:style-name="P31"><text:span text:style-name="T73">[</text:span><text:span text:style-name="T82">100% concluído</text:span><text:span text:style-name="T73">] </text:span><text:span text:style-name="T83">TestDome </text:span><text:span text:style-name="T74">| </text:span><text:span text:style-name="T80">Educação a distância</text:span><text:span text:style-name="T74">: </text:span><text:span text:style-name="T66">realizei um treinamento com questões sobre Angular.</text:span></text:p>
      <text:p text:style-name="P31"><text:soft-page-break/><text:span text:style-name="T73">[</text:span><text:span text:style-name="T82">100% concluído</text:span><text:span text:style-name="T73">] </text:span><text:span text:style-name="T84">EW IT</text:span><text:span text:style-name="T85"> </text:span><text:span text:style-name="T80">(</text:span><text:span text:style-name="T81">16</text:span><text:span text:style-name="T80"> horas)</text:span><text:span text:style-name="T74"> | </text:span><text:span text:style-name="T80">Educação a distância</text:span><text:span text:style-name="T74">: </text:span><text:span text:style-name="T69">completei o curso de NodeJS.</text:span></text:p>
      <text:p text:style-name="P14"><text:span text:style-name="T118">[</text:span><text:span text:style-name="T134">100% concluído</text:span><text:span text:style-name="T118">] </text:span><text:span text:style-name="T135">FIAP – Nano Courses </text:span><text:span text:style-name="T126">(</text:span><text:span text:style-name="T127">60</text:span><text:span text:style-name="T126"> horas)</text:span><text:span text:style-name="T120"> | </text:span><text:span text:style-name="T126">Educação a distância</text:span><text:span text:style-name="T120">: </text:span><text:span text:style-name="T146">concluí </text:span><text:span text:style-name="T148">o </text:span><text:span text:style-name="T146">curso de </text:span><text:span text:style-name="T148">comunicação e semiótica nos Nano Courses.</text:span></text:p>
      <text:p text:style-name="P14"><text:span text:style-name="T118">[</text:span><text:span text:style-name="T134">100% concluído</text:span><text:span text:style-name="T118">] </text:span><text:span text:style-name="T126">Loiane Groner (28 horas)</text:span><text:span text:style-name="T120"> | </text:span><text:span text:style-name="T126">Educação a distância</text:span><text:span text:style-name="T120">: </text:span><text:span text:style-name="T146">concluí um curso de Angular pela plataforma online da Loiane Groner.</text:span></text:p>
      <text:p text:style-name="P14"><text:span text:style-name="T118">[</text:span><text:span text:style-name="T133">dezembro</text:span><text:span text:style-name="T118"> de </text:span><text:span text:style-name="T133">2020</text:span><text:span text:style-name="T118"> – </text:span><text:span text:style-name="T133">dezembro</text:span><text:span text:style-name="T118"> de </text:span><text:span text:style-name="T133">2020</text:span><text:span text:style-name="T118">] </text:span><text:span text:style-name="T133">Microsoft</text:span><text:span text:style-name="T120"> </text:span><text:span text:style-name="T121">(</text:span><text:span text:style-name="T124">2</text:span><text:span text:style-name="T121"> horas)</text:span><text:span text:style-name="T120"> | Blumenau, Santa Catarina: </text:span><text:span text:style-name="T144">realizei o exame 70-480 da Microsoft na ProWay com perguntas de HTML5, CSS3 e JavaScript, minha pontuação final foi de 909 pontos.</text:span></text:p>
      <text:p text:style-name="P14"><text:span text:style-name="T120">[</text:span><text:span text:style-name="T125">outubro</text:span><text:span text:style-name="T120"> de </text:span><text:span text:style-name="T124">2020</text:span><text:span text:style-name="T120"> – </text:span><text:span text:style-name="T125">outubro</text:span><text:span text:style-name="T120"> de </text:span><text:span text:style-name="T124">2020</text:span><text:span text:style-name="T120">] </text:span><text:span text:style-name="T125">Apex</text:span><text:span text:style-name="T120"> </text:span><text:span text:style-name="T121">(</text:span><text:span text:style-name="T125">3</text:span><text:span text:style-name="T121"> horas)</text:span><text:span text:style-name="T120"> | Blumenau, Santa Catarina: </text:span><text:span text:style-name="T145">participei de um workshop sobre empreendedorismo.</text:span></text:p>
      <text:p text:style-name="P21"><text:span text:style-name="T120">[</text:span><text:span text:style-name="T125">outubro</text:span><text:span text:style-name="T120"> de </text:span><text:span text:style-name="T124">2020</text:span><text:span text:style-name="T120"> – </text:span><text:span text:style-name="T125">outubro</text:span><text:span text:style-name="T120"> de </text:span><text:span text:style-name="T124">2020</text:span><text:span text:style-name="T120">] </text:span><text:span text:style-name="T125">Apex</text:span><text:span text:style-name="T120"> </text:span><text:span text:style-name="T121">(</text:span><text:span text:style-name="T125">3</text:span><text:span text:style-name="T121"> horas)</text:span><text:span text:style-name="T120"> | Blumenau, Santa Catarina: </text:span><text:span text:style-name="T145">participei de um workshop sobre planejamento de carreira</text:span><text:span text:style-name="T137">.</text:span></text:p>
      <text:p text:style-name="P6"><text:span text:style-name="T31">[</text:span><text:span text:style-name="T42">setembro</text:span><text:span text:style-name="T31"> de 20</text:span><text:span text:style-name="T42">20</text:span><text:span text:style-name="T31"> – </text:span><text:span text:style-name="T42">setembro</text:span><text:span text:style-name="T31"> de 20</text:span><text:span text:style-name="T42">20</text:span><text:span text:style-name="T31">] </text:span><text:span text:style-name="T44">DB1 Group</text:span><text:span text:style-name="T31"> </text:span><text:span text:style-name="T36">(</text:span><text:span text:style-name="T39">1</text:span><text:span text:style-name="T42">2</text:span><text:span text:style-name="T36"> horas)</text:span><text:span text:style-name="T31"> | </text:span><text:span text:style-name="T43">Educação a distância</text:span><text:span text:style-name="T31">: </text:span><text:span text:style-name="T13">participei do evento </text:span><text:span text:style-name="T17">do dia do programador chamado de Hey</text:span><text:span text:style-name="T16">Day</text:span><text:span text:style-name="T13"> </text:span><text:span text:style-name="T16">realizado pela </text:span><text:span text:style-name="T17">DB1 Group</text:span><text:span text:style-name="T10">.</text:span></text:p>
      <text:p text:style-name="P5"><text:span text:style-name="T31">[</text:span><text:span text:style-name="T41">dezembro</text:span><text:span text:style-name="T31"> de 2019 – </text:span><text:span text:style-name="T41">dezembro</text:span><text:span text:style-name="T31"> de 2019] </text:span><text:span text:style-name="T44">Hackerspace</text:span><text:span text:style-name="T31"> </text:span><text:span text:style-name="T36">(</text:span><text:span text:style-name="T39">10</text:span><text:span text:style-name="T36"> horas)</text:span><text:span text:style-name="T31"> | </text:span><text:span text:style-name="T41">Blumenau</text:span><text:span text:style-name="T31">, Santa Catarina: </text:span><text:span text:style-name="T13">participei do evento </text:span><text:span text:style-name="T16">Dev Day</text:span><text:span text:style-name="T13"> </text:span><text:span text:style-name="T16">realizado pela Hackerspace</text:span><text:span text:style-name="T10">.</text:span></text:p>
      <text:p text:style-name="P2"><text:span text:style-name="T31">[</text:span><text:span text:style-name="T38">novembro</text:span><text:span text:style-name="T31"> de 2019 – </text:span><text:span text:style-name="T38">novembro</text:span><text:span text:style-name="T31"> de 2019] </text:span><text:span text:style-name="T38">Front in Floripa</text:span><text:span text:style-name="T31"> </text:span><text:span text:style-name="T36">(</text:span><text:span text:style-name="T39">10</text:span><text:span text:style-name="T36"> horas)</text:span><text:span text:style-name="T31"> | </text:span><text:span text:style-name="T38">Florianópolis</text:span><text:span text:style-name="T31">, Santa Catarina: </text:span><text:span text:style-name="T13">participei do evento Front in Floripa</text:span><text:span text:style-name="T10">.</text:span></text:p>
      <text:p text:style-name="P15"><text:span text:style-name="T118">[janeiro de 2019 – junho de 2019]</text:span><text:span text:style-name="T150"> </text:span><text:span text:style-name="T120">Apex </text:span><text:span text:style-name="T121">(180 horas)</text:span><text:span text:style-name="T120"> | Blumenau, Santa Catarina: </text:span><text:span text:style-name="T138">t</text:span><text:span text:style-name="T137">reinamento de alta performance de desenvolvimento e programação </text:span><text:span text:style-name="T139">f</text:span><text:span text:style-name="T137">ront-end </text:span><text:span text:style-name="T140">usando</text:span><text:span text:style-name="T137"> HTML5, CSS3 </text:span><text:span text:style-name="T141">(SASS e SCSS)</text:span><text:span text:style-name="T137">, JavaScript, TypeScript, testes, Angular 6, ReactJS, VueJS, Git </text:span><text:span text:style-name="T140">e </text:span><text:span text:style-name="T137">GitHub, </text:span><text:span text:style-name="T140">W</text:span><text:span text:style-name="T137">ebpack </text:span><text:span text:style-name="T140">e</text:span><text:span text:style-name="T137"> Gulp.</text:span></text:p>
      <text:p text:style-name="P15"><text:span text:style-name="T118">[dezembro de 2018 - dezembro de 2018]</text:span><text:span text:style-name="T150"> </text:span><text:span text:style-name="T120">Apex </text:span><text:span text:style-name="T121">(16 horas)</text:span><text:span text:style-name="T120"> | Blumenau, Santa Catarina: </text:span><text:span text:style-name="T138">tr</text:span><text:span text:style-name="T137">einamento de alta performance de </text:span><text:span text:style-name="T142">l</text:span><text:span text:style-name="T137">ógica de </text:span><text:span text:style-name="T142">p</text:span><text:span text:style-name="T137">rogramação </text:span><text:span text:style-name="T143">sobre</text:span><text:span text:style-name="T137"> boas práticas, manipulação de textos, criação de objetos, armazenamento de dados em listas e tópicos avançados </text:span><text:span text:style-name="T142">da linguagem</text:span><text:span text:style-name="T137">.</text:span></text:p>
      <text:p text:style-name="P16"><text:span text:style-name="T118">[dezembro de 2018 - dezembro de 2018]</text:span><text:span text:style-name="T150"> </text:span><text:span text:style-name="T120">Apex </text:span><text:span text:style-name="T121">(16 horas)</text:span><text:span text:style-name="T120"> | Blumenau, Santa Catarina: </text:span><text:span text:style-name="T138">t</text:span><text:span text:style-name="T137">reinamento</text:span><text:span text:style-name="T150"> de alta performance de </text:span><text:span text:style-name="T151">b</text:span><text:span text:style-name="T150">anco de </text:span><text:span text:style-name="T151">d</text:span><text:span text:style-name="T150">ados </text:span><text:span text:style-name="T151">sobre</text:span><text:span text:style-name="T150"> </text:span><text:span text:style-name="T158">instalação, configuração, conceitos básicos, comandos para manipulação de tabelas, texto </text:span><text:span text:style-name="T159">e</text:span><text:span text:style-name="T158"> data, operadores, </text:span><text:span text:style-name="T159">funções </text:span><text:span text:style-name="T158">básicas </text:span><text:span text:style-name="T159">e intermediárias</text:span><text:span text:style-name="T158">, normalização de dados, relacionamento entre tabelas, </text:span><text:span text:style-name="T159">unificação de </text:span><text:span text:style-name="T158">tabelas, realização de consultas, criação de views, indexação de tabelas, backup d</text:span><text:span text:style-name="T159">e</text:span><text:span text:style-name="T158"> dados e restaura</text:span><text:span text:style-name="T159">ção</text:span><text:span text:style-name="T158"> </text:span><text:span text:style-name="T159">d</text:span><text:span text:style-name="T158">as informações da base através do backup</text:span><text:span text:style-name="T150">.</text:span></text:p>
      <text:p text:style-name="P17"><text:soft-page-break/><text:span text:style-name="T118">[100% concluído]</text:span><text:span text:style-name="T150"> </text:span><text:span text:style-name="T120">Udemy </text:span><text:span text:style-name="T122">(</text:span><text:span text:style-name="T136">54 horas</text:span><text:span text:style-name="T122">)</text:span><text:span text:style-name="T120"> | </text:span><text:span text:style-name="T126">Educação a distância</text:span><text:span text:style-name="T120">:</text:span><text:span text:style-name="T150"> </text:span><text:span text:style-name="T152">t</text:span><text:span text:style-name="T150">reinamento básico de desenvolvimento e programação </text:span><text:span text:style-name="T153">f</text:span><text:span text:style-name="T150">ront-end </text:span><text:span text:style-name="T153">utilizando</text:span><text:span text:style-name="T150"> </text:span><text:span text:style-name="T158">HTML5, CSS3 </text:span><text:span text:style-name="T160">e</text:span><text:span text:style-name="T158"> J</text:span><text:span text:style-name="T160">ava</text:span><text:span text:style-name="T158">S</text:span><text:span text:style-name="T160">cript</text:span><text:span text:style-name="T158"> e</text:span><text:span text:style-name="T160">m cinco</text:span><text:span text:style-name="T158"> </text:span><text:span text:style-name="T160">p</text:span><text:span text:style-name="T158">rojetos.</text:span></text:p>
      <text:p text:style-name="P17"><text:span text:style-name="T118">[100% concluído]</text:span><text:span text:style-name="T150"> </text:span><text:span text:style-name="T120">Udemy </text:span><text:span text:style-name="T123">(10 horas)</text:span><text:span text:style-name="T120"> | </text:span><text:span text:style-name="T126">Educação a distância</text:span><text:span text:style-name="T120">:</text:span><text:span text:style-name="T150"> </text:span><text:span text:style-name="T152">t</text:span><text:span text:style-name="T150">reinamento básico de inglês </text:span><text:span text:style-name="T154">sobre</text:span><text:span text:style-name="T150"> </text:span><text:span text:style-name="T154">metodologia </text:span><text:span text:style-name="T150">para ser fluente.</text:span><text:bookmark text:name="_GoBack"/></text:p>
      <text:p text:style-name="P18"><text:span text:style-name="T118">[setembro de 2018 – fevereiro de 2019]</text:span><text:span text:style-name="T150"> </text:span><text:span text:style-name="T120">Instituto Mix </text:span><text:span text:style-name="T122">(96 horas)</text:span><text:span text:style-name="T120"> | Gaspar, Santa Catarina:</text:span><text:span text:style-name="T150"> </text:span><text:span text:style-name="T138">t</text:span><text:span text:style-name="T137">reinamento</text:span><text:span text:style-name="T150"> básico de </text:span><text:span text:style-name="T155">m</text:span><text:span text:style-name="T150">ontagem e </text:span><text:span text:style-name="T155">m</text:span><text:span text:style-name="T150">anutenção </text:span><text:span text:style-name="T155">de</text:span><text:span text:style-name="T150"> hardware e redes.</text:span></text:p>
      <text:p text:style-name="P18"><text:span text:style-name="T118">[maio de 2017 – outubro de 2018]</text:span><text:span text:style-name="T150"> </text:span><text:span text:style-name="T120">GERAR </text:span><text:span text:style-name="T122">(1280 horas)</text:span><text:span text:style-name="T120"> | Gaspar e Blumenau, Santa Catarina: </text:span><text:span text:style-name="T138">c</text:span><text:span text:style-name="T137">urso</text:span><text:span text:style-name="T156"> de </text:span><text:span text:style-name="T157">a</text:span><text:span text:style-name="T156">dministração como menor aprendiz.</text:span></text:p>
      <text:p text:style-name="P42"><text:span text:style-name="T31">[</text:span><text:span text:style-name="T50">novembro</text:span><text:span text:style-name="T31"> de 201</text:span><text:span text:style-name="T50">2</text:span><text:span text:style-name="T31"> – </text:span><text:span text:style-name="T50">novembro</text:span><text:span text:style-name="T48"> de 201</text:span><text:span text:style-name="T50">2</text:span><text:span text:style-name="T31">]</text:span><text:span text:style-name="T59"> </text:span><text:span text:style-name="T50">Polícia Militar</text:span><text:span text:style-name="T49"> </text:span><text:span text:style-name="T31">| Gaspar, Santa Catarina: </text:span><text:span text:style-name="T26">adquiri a certificação do Proerd</text:span><text:span text:style-name="T59">.</text:span></text:p>
      <text:p text:style-name="P11"><text:span text:style-name="T31">[</text:span><text:span text:style-name="T48">dezembro</text:span><text:span text:style-name="T31"> de 201</text:span><text:span text:style-name="T48">0</text:span><text:span text:style-name="T31"> – </text:span><text:span text:style-name="T48">dezembro </text:span><text:span text:style-name="T31">de 201</text:span><text:span text:style-name="T48">0</text:span><text:span text:style-name="T31">]</text:span><text:span text:style-name="T59"> </text:span><text:span text:style-name="T48">ABJ (Associação Brusquense de Judô</text:span><text:span text:style-name="T49">) </text:span><text:span text:style-name="T31">| Gaspar, Santa Catarina: </text:span><text:span text:style-name="T25">conquistei a faixa cinza (7</text:span><text:span text:style-name="T104">° kiu) no Judô em minha escola com o professor Alessandro Veber</text:span><text:span text:style-name="T59">.</text:span></text:p>
      <text:p text:style-name="P23"/>
      <text:p text:style-name="P27">Experiência:</text:p>
      <text:p text:style-name="P8"><text:span text:style-name="T30">[</text:span><text:span text:style-name="T51">outubro </text:span><text:span text:style-name="T30">de </text:span><text:span text:style-name="T52">202</text:span><text:span text:style-name="T51">1</text:span><text:span text:style-name="T30"> – </text:span><text:span text:style-name="T51">até o momento</text:span><text:span text:style-name="T30">] </text:span><text:span text:style-name="T53">Desenvolvedor front-end</text:span><text:span text:style-name="T30"> | </text:span><text:span text:style-name="T51">Performa_IT</text:span><text:span text:style-name="T30">: </text:span><text:span text:style-name="T18">c</text:span><text:span text:style-name="T19">omo desenvolvedor front-end eu trabalho em ecommerces, sites de crowdfunding e sistemas em geral. Fiz refatorações de telas para novas tecnologias, integrações com ChatGPT e Pix, funcionalidade de créditos de impacto e outras features. </text:span><text:span text:style-name="T20">Implementei diversas partes do Design System, ajudei na criação de épicos e tarefas, participei dos ritos do Scrum, interagi com QAs e designers. Previni problemas de segurança como injeção de scripts maliciosos, proteção de rotas e </text:span><text:span text:style-name="T21">remoção</text:span><text:span text:style-name="T20"> variáveis no escopo global. Adicionei pipelines para minificação de arquivos e melhorei a arquitetura de projetos. </text:span><text:span text:style-name="T19">Utilizo as tecnologias: React, Angular, AngularJS, NextJS, JavaScript, TypeScript, jQuery, Storybook, RxJS, HTML, CSS, SASS, Material Design, Bootstrap, Chakra UI, Git, Bitbucket, NPM, Yarn, </text:span><text:span text:style-name="T22">Gulp,</text:span><text:span text:style-name="T19"> GraphQL e NodeJS. Dou o meu máximo para entregar com a maior qualidade possível, gerando resultado e fazendo a diferença. Gosto de estar preocupado com a experiência dos usuários, sou aberto dando opiniões e questionando para entender o problema. Sempre através de trocas de ideias, soluções e revisões de códigos (pull requests), viso ajudar e auxiliar meus colegas de equipe, </text:span><text:span text:style-name="T20">apenas assim aprendemos juntos e melhoramos os produtos</text:span><text:span text:style-name="T19">.</text:span></text:p>
      <text:p text:style-name="P32"><text:span text:style-name="T73">[</text:span><text:span text:style-name="T87">janeiro</text:span><text:span text:style-name="T73"> de </text:span><text:span text:style-name="T87">2020</text:span><text:span text:style-name="T73"> – </text:span><text:span text:style-name="T86">setembro de 2021</text:span><text:span text:style-name="T73">] </text:span><text:span text:style-name="T88">Desenvolvedor front-end</text:span><text:span text:style-name="T73"> | </text:span><text:span text:style-name="T88">Velow </text:span><text:span text:style-name="T89">Sistemas</text:span><text:span text:style-name="T73">: </text:span><text:span text:style-name="T95">t</text:span><text:span text:style-name="T96">rabalh</text:span><text:span text:style-name="T97">ei </text:span><text:span text:style-name="T96">como desenvolvedor front-end criando e dando manutenção em aplicações web utilizando tecnologicas como HTML, CSS, SASS, JavaScript, TypeScript, jQuery, NPM, Git, Material Design, Web Socket, Firebase Web Push </text:span><text:soft-page-break/><text:span text:style-name="T96">Notifications, Service Worker, RxJS, AngularJS e Angular, também ajudei na iniciativa da implementação do HTTP2, na criação de uma Angular Library e auxiliando novos colegas de time</text:span><text:span text:style-name="T70">.</text:span></text:p>
      <text:p text:style-name="P19"><text:span text:style-name="T118">[maio de </text:span><text:span text:style-name="T131">2019</text:span><text:span text:style-name="T118"> – </text:span><text:span text:style-name="T130">dezembro de 2019</text:span><text:span text:style-name="T118">] </text:span><text:span text:style-name="T131">Estagiário de programação</text:span><text:span text:style-name="T118"> | </text:span><text:span text:style-name="T131">Velow </text:span><text:span text:style-name="T132">Sistemas</text:span><text:span text:style-name="T118">: </text:span><text:span text:style-name="T138">a</text:span><text:span text:style-name="T137">tuei como estagiário de programação </text:span><text:span text:style-name="T147">no time de front-end</text:span><text:span text:style-name="T137">, </text:span><text:span text:style-name="T147">após isso </text:span><text:span text:style-name="T137">consegui ser efetivado.</text:span></text:p>
      <text:p text:style-name="P33"><text:span text:style-name="T90">[</text:span><text:span text:style-name="T91">novembro</text:span><text:span text:style-name="T90"> de </text:span><text:span text:style-name="T92">201</text:span><text:span text:style-name="T91">8</text:span><text:span text:style-name="T90"> – </text:span><text:span text:style-name="T91">abril</text:span><text:span text:style-name="T93"> de 2019</text:span><text:span text:style-name="T90">] </text:span><text:span text:style-name="T91">Técnico de informática</text:span><text:span text:style-name="T90"> | </text:span><text:span text:style-name="T98">Autônomo</text:span><text:span text:style-name="T90">: </text:span><text:span text:style-name="T71">comecei a fazer manutenção em computadores e atender clientes</text:span><text:span text:style-name="T63">.</text:span></text:p>
      <text:p text:style-name="P20"><text:span text:style-name="T118">[maio de 2017 – outubro de 2018] Auxiliar de TI | Fazzenda Park Hotel: </text:span><text:span text:style-name="T138">e</text:span><text:span text:style-name="T137">u era um menor aprendiz, com 14 anos, tive muitas responsabilidades e ordens de serviço para fazer, ganhei muita experiência na parte de suporte.</text:span></text:p>
      <text:p text:style-name="P28"><text:span text:style-name="T73">[junho de 2016 – janeiro de 2017] </text:span><text:span text:style-name="T94">Locutor</text:span><text:span text:style-name="T73"> | Rádio Sentinela do Vale: </text:span><text:span text:style-name="T72">t</text:span><text:span text:style-name="T63">rabalhei com meu potencial de comunicação na rádio, apresentava um programa de entretenimento, chamado Variedades, junto de um coleg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3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64cm" fo:margin-bottom="0.353cm" loext:contextual-spacing="false" fo:line-height="100%" fo:keep-together="always" fo:keep-with-next="always"/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41cm" fo:margin-bottom="0cm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.353cm" loext:contextual-spacing="false" fo:keep-together="always" fo:keep-with-next="always"/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cm" fo:margin-bottom="0cm" loext:contextual-spacing="true" fo:line-height="100%"/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Informações_20_de_20_Contacto" style:display-name="Informações de Contacto" style:family="paragraph" style:parent-style-name="Standard" style:default-outline-level="">
      <style:paragraph-properties fo:margin-top="0.282cm" fo:margin-bottom="1.199cm" loext:contextual-spacing="false" fo:line-height="100%"/>
      <style:text-properties fo:color="#25c0d5" style:font-name="Arial" fo:font-family="Arial" style:font-family-generic="roman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/>
    </style:style>
    <style:style style:name="List_20_Bullet" style:display-name="List Bullet" style:family="paragraph" style:parent-style-name="Standard" style:default-outline-level="">
      <style:paragraph-properties fo:margin-top="0cm" fo:margin-bottom="0.282cm" loext:contextual-spacing="true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/>
      <style:text-properties fo:color="#25c0d5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lock_20_Text" style:display-name="Block Text" style:family="paragraph" style:parent-style-name="Standard" style:default-outline-level="">
      <style:text-properties fo:font-size="15pt" style:font-name-asian="Arial1" style:font-family-asian="Arial" style:font-family-generic-asian="system" style:font-pitch-asian="variable" style:font-size-asian="15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Char" style:display-name="Título Char" style:family="text" style:parent-style-name="Default_20_Paragraph_20_Font"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Título_20_1_20_Char" style:display-name="Título 1 Char" style:family="text" style:parent-style-name="Default_20_Paragraph_20_Font"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151c3a"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tyle-complex="italic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>
      <style:text-properties fo:color="#25c0d5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ítulo_20_5_20_Char" style:display-name="Título 5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Título_20_7_20_Char" style:display-name="Título 7 Char" style:family="text" style:parent-style-name="Default_20_Paragraph_20_Font"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Internet_20_link" style:display-name="Internet link" style:family="text" style:parent-style-name="Default_20_Paragraph_20_Font">
      <style:text-properties fo:color="#25c0d5" style:text-underline-style="solid" style:text-underline-width="auto" style:text-underline-color="font-color"/>
    </style:style>
    <style:style style:name="lt-line-clamp_5f__5f_raw-line" style:display-name="lt-line-clamp__raw-line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color="#25c0d5"/>
    </style:style>
    <style:style style:name="ListLabel_20_11" style:display-name="ListLabel 11" style:family="text">
      <style:text-properties fo:color="#000000" fo:font-size="12pt" style:text-underline-style="none" style:font-size-asian="12pt" style:font-name-complex="Arial1" style:font-family-complex="Arial" style:font-family-generic-complex="system" style:font-pitch-complex="variable" style:font-size-complex="12pt"/>
    </style:style>
    <style:style style:name="ListLabel_20_12" style:display-name="ListLabel 12" style:family="text">
      <style:text-properties fo:color="#0d0d0d" style:font-name="Arial" fo:font-family="Arial" style:font-family-generic="roman" style:font-pitch="variabl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style:language-complex="pt" style:country-complex="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13cm" fo:margin-bottom="1.702cm" fo:margin-left="2.413cm" fo:margin-right="2.41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13cm" fo:margin-bottom="2.54cm" fo:margin-left="2.413cm" fo:margin-right="2.41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dmin</meta:initial-creator>
    <meta:editing-cycles>134</meta:editing-cycles>
    <meta:print-date>2019-02-01T12:54:00</meta:print-date>
    <meta:creation-date>2018-01-13T12:08:00</meta:creation-date>
    <dc:date>2023-12-27T16:52:37.514101918</dc:date>
    <meta:editing-duration>PT11H18M57S</meta:editing-duration>
    <meta:generator>LibreOffice/6.4.7.2$Linux_X86_64 LibreOffice_project/40$Build-2</meta:generator>
    <meta:document-statistic meta:table-count="0" meta:image-count="0" meta:object-count="0" meta:page-count="5" meta:paragraph-count="49" meta:word-count="1402" meta:character-count="9370" meta:non-whitespace-character-count="798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